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d9a" officeooo:paragraph-rsid="0010dd9a"/>
    </style:style>
    <style:style style:name="P2" style:family="paragraph" style:parent-style-name="Standard">
      <style:text-properties style:text-underline-style="solid" style:text-underline-width="auto" style:text-underline-color="font-color" officeooo:rsid="0010dd9a" officeooo:paragraph-rsid="0010dd9a"/>
    </style:style>
    <style:style style:name="P3" style:family="paragraph" style:parent-style-name="Standard">
      <style:text-properties style:text-underline-style="none" officeooo:rsid="0010dd9a" officeooo:paragraph-rsid="0010dd9a"/>
    </style:style>
    <style:style style:name="P4" style:family="paragraph" style:parent-style-name="Standard">
      <style:text-properties officeooo:rsid="0010dd9a" officeooo:paragraph-rsid="0010dd9a"/>
    </style:style>
    <style:style style:name="P5" style:family="paragraph" style:parent-style-name="Standard">
      <style:text-properties officeooo:rsid="0015a46e" officeooo:paragraph-rsid="0015a4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1422471L</text:p>
      <text:p text:style-name="P1">Wong Ren Jie</text:p>
      <text:p text:style-name="P1"/>
      <text:p text:style-name="P1">Cooja Network Coursework Report</text:p>
      <text:p text:style-name="P1"/>
      <text:p text:style-name="P5">Changelog:</text:p>
      <text:p text:style-name="P5"/>
      <text:p text:style-name="P5">Changed the token sending rate to 1 token/ 1.5 min due to Cooja memory issues</text:p>
      <text:p text:style-name="P1"/>
      <text:p text:style-name="P2">Analysis of rand1.csc:</text:p>
      <text:p text:style-name="P1"/>
      <text:p text:style-name="P1">- Total packet sent per node:</text:p>
      <text:p text:style-name="P1">- Packet Delivery Ratio:</text:p>
      <text:p text:style-name="P1">- Average Power Consumption per node:</text:p>
      <text:p text:style-name="P1">- Average Dissemination Time:</text:p>
      <text:p text:style-name="P1"/>
      <text:p text:style-name="P2">Analysis of rand2.csc:</text:p>
      <text:p text:style-name="P1"/>
      <text:p text:style-name="P1"><text:bookmark-start text:name="__DdeLink__1_609821975"/>- Total packet sent per node:</text:p>
      <text:p text:style-name="P1">- Packet Delivery Ratio:</text:p>
      <text:p text:style-name="P1">- Average Power Consumption per node:</text:p>
      <text:p text:style-name="P1">- Average Dissemination Time:<text:bookmark-end text:name="__DdeLink__1_609821975"/></text:p>
      <text:p text:style-name="P1"/>
      <text:p text:style-name="P1">Compare rand1 and rand2:</text:p>
      <text:p text:style-name="P1"/>
      <text:p text:style-name="P2">Analysis of lin.csc:</text:p>
      <text:p text:style-name="P2"/>
      <text:p text:style-name="P1">- Total packet sent per node:</text:p>
      <text:p text:style-name="P1">- Packet Delivery Ratio:</text:p>
      <text:p text:style-name="P1">- Average Power Consumption per node:</text:p>
      <text:p text:style-name="P3">- Average Dissemination Time:</text:p>
      <text:p text:style-name="P2"/>
      <text:p text:style-name="P2">Analysis of grid.csc:</text:p>
      <text:p text:style-name="P2"/>
      <text:p text:style-name="P1">- Total packet sent per node:</text:p>
      <text:p text:style-name="P1">- Packet Delivery Ratio:</text:p>
      <text:p text:style-name="P1">- Average Power Consumption per node:</text:p>
      <text:p text:style-name="P3">- Average Dissemination Time:</text:p>
      <text:p text:style-name="P3"/>
      <text:p text:style-name="P3">Compare grid, lin and rand2:</text:p>
      <text:p text:style-name="P3"/>
      <text:p text:style-name="P2">Analysis of formation.csc 1 &amp; 2:</text:p>
      <text:p text:style-name="P2"/>
      <text:p text:style-name="P1">- Total packet sent per node:</text:p>
      <text:p text:style-name="P1">- Packet Delivery Ratio:</text:p>
      <text:p text:style-name="P1">- Average Power Consumption per node:</text:p>
      <text:p text:style-name="P3">- Average Dissemination Time:</text:p>
      <text:p text:style-name="P3">- Which observations can be made about nodes 7-9?</text:p>
      <text:p text:style-name="P3">- What other conclusions can be drawn with respect to the topology given?</text:p>
      <text:p text:style-name="P1"/>
      <text:p text:style-name="P1">Repeat with different standing rate and compare resul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4:50:51.226726118</meta:creation-date>
    <dc:date>2017-01-31T19:24:16.132252707</dc:date>
    <meta:editing-duration>PT1H20M3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35" meta:word-count="181" meta:character-count="1080" meta:non-whitespace-character-count="934"/>
  </office:meta>
</office:document-meta>
</file>